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25fa6" officeooo:paragraph-rsid="0038a3d4"/>
    </style:style>
    <style:style style:name="P2" style:family="paragraph" style:parent-style-name="Footer">
      <style:text-properties officeooo:rsid="00125fa6" officeooo:paragraph-rsid="00125fa6"/>
    </style:style>
    <style:style style:name="P3" style:family="paragraph" style:parent-style-name="Terminal">
      <style:text-properties fo:color="#ffffff"/>
    </style:style>
    <style:style style:name="P4" style:family="paragraph" style:parent-style-name="Terminal">
      <style:text-properties fo:color="#ffffff" style:text-underline-style="none" officeooo:rsid="0027a616" officeooo:paragraph-rsid="0027a616"/>
    </style:style>
    <style:style style:name="P5" style:family="paragraph" style:parent-style-name="Terminal">
      <style:text-properties officeooo:rsid="00297e10" officeooo:paragraph-rsid="00297e10"/>
    </style:style>
    <style:style style:name="P6" style:family="paragraph" style:parent-style-name="Terminal">
      <style:text-properties officeooo:rsid="002bf13a" officeooo:paragraph-rsid="002bf13a"/>
    </style:style>
    <style:style style:name="P7" style:family="paragraph" style:parent-style-name="Terminal">
      <style:text-properties officeooo:rsid="0030b9e6" officeooo:paragraph-rsid="0030b9e6"/>
    </style:style>
    <style:style style:name="P8" style:family="paragraph" style:parent-style-name="Terminal">
      <style:text-properties style:text-underline-style="solid" style:text-underline-width="auto" style:text-underline-color="font-color" officeooo:rsid="0030b9e6" officeooo:paragraph-rsid="0030b9e6"/>
    </style:style>
    <style:style style:name="P9" style:family="paragraph" style:parent-style-name="Terminal">
      <style:text-properties style:text-underline-style="solid" style:text-underline-width="auto" style:text-underline-color="font-color" officeooo:rsid="00397a86" officeooo:paragraph-rsid="00397a86"/>
    </style:style>
    <style:style style:name="P10" style:family="paragraph" style:parent-style-name="Terminal">
      <style:text-properties officeooo:rsid="0034131f" officeooo:paragraph-rsid="0034131f"/>
    </style:style>
    <style:style style:name="P11" style:family="paragraph" style:parent-style-name="Text_20_body">
      <style:text-properties fo:color="#000000" style:text-underline-style="none" officeooo:rsid="0027a616" officeooo:paragraph-rsid="0027a616"/>
    </style:style>
    <style:style style:name="P12" style:family="paragraph" style:parent-style-name="Text_20_body">
      <style:text-properties fo:color="#000000" style:text-underline-style="none" officeooo:rsid="002a8469" officeooo:paragraph-rsid="002a8469"/>
    </style:style>
    <style:style style:name="P13" style:family="paragraph" style:parent-style-name="Text_20_body">
      <style:text-properties fo:color="#000000" style:text-underline-style="none" officeooo:rsid="00325aab" officeooo:paragraph-rsid="00325aab"/>
    </style:style>
    <style:style style:name="P14" style:family="paragraph" style:parent-style-name="Text_20_body">
      <style:text-properties fo:color="#000000" style:text-underline-style="none" officeooo:rsid="00475f1e" officeooo:paragraph-rsid="00475f1e"/>
    </style:style>
    <style:style style:name="P15" style:family="paragraph" style:parent-style-name="Text_20_body">
      <style:text-properties officeooo:rsid="00297e10" officeooo:paragraph-rsid="00297e10"/>
    </style:style>
    <style:style style:name="P16" style:family="paragraph" style:parent-style-name="Text_20_body">
      <style:text-properties officeooo:rsid="002bf13a" officeooo:paragraph-rsid="002bf13a"/>
    </style:style>
    <style:style style:name="P17" style:family="paragraph" style:parent-style-name="Text_20_body">
      <style:text-properties officeooo:rsid="002d8292" officeooo:paragraph-rsid="002d8292"/>
    </style:style>
    <style:style style:name="P18" style:family="paragraph" style:parent-style-name="Text_20_body"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style:text-underline-style="solid" style:text-underline-width="auto" style:text-underline-color="font-color" officeooo:rsid="002fa894" officeooo:paragraph-rsid="002fa894"/>
    </style:style>
    <style:style style:name="P20" style:family="paragraph" style:parent-style-name="Text_20_body">
      <style:text-properties style:text-underline-style="solid" style:text-underline-width="auto" style:text-underline-color="font-color" officeooo:rsid="0030b9e6" officeooo:paragraph-rsid="0030b9e6"/>
    </style:style>
    <style:style style:name="P21" style:family="paragraph" style:parent-style-name="Text_20_body">
      <style:text-properties style:text-underline-style="solid" style:text-underline-width="auto" style:text-underline-color="font-color" officeooo:rsid="00397a86" officeooo:paragraph-rsid="00397a86"/>
    </style:style>
    <style:style style:name="P22" style:family="paragraph" style:parent-style-name="Text_20_body">
      <style:text-properties officeooo:rsid="0030b9e6" officeooo:paragraph-rsid="0030b9e6"/>
    </style:style>
    <style:style style:name="P23" style:family="paragraph" style:parent-style-name="Text_20_body">
      <style:text-properties officeooo:rsid="0034131f" officeooo:paragraph-rsid="0034131f"/>
    </style:style>
    <style:style style:name="P24" style:family="paragraph" style:parent-style-name="Text_20_body">
      <style:text-properties officeooo:rsid="00397a86" officeooo:paragraph-rsid="00397a86"/>
    </style:style>
    <style:style style:name="P25" style:family="paragraph" style:parent-style-name="Text_20_body">
      <style:text-properties officeooo:rsid="00351d61" officeooo:paragraph-rsid="003f33a3"/>
    </style:style>
    <style:style style:name="P26" style:family="paragraph" style:parent-style-name="Text_20_body">
      <style:text-properties officeooo:rsid="003e6cd6" officeooo:paragraph-rsid="003e6cd6"/>
    </style:style>
    <style:style style:name="P27" style:family="paragraph" style:parent-style-name="Text_20_body">
      <style:text-properties officeooo:rsid="0040a2fc" officeooo:paragraph-rsid="0040cfd6"/>
    </style:style>
    <style:style style:name="P28" style:family="paragraph" style:parent-style-name="Text_20_body">
      <style:text-properties officeooo:rsid="00443f4f" officeooo:paragraph-rsid="0045f12c"/>
    </style:style>
    <style:style style:name="P29" style:family="paragraph" style:parent-style-name="Text_20_body">
      <style:text-properties officeooo:paragraph-rsid="0045f12c"/>
    </style:style>
    <style:style style:name="P30" style:family="paragraph" style:parent-style-name="Text_20_body">
      <style:text-properties officeooo:rsid="00475f1e" officeooo:paragraph-rsid="00475f1e"/>
    </style:style>
    <style:style style:name="P31" style:family="paragraph" style:parent-style-name="Text_20_body">
      <style:text-properties officeooo:rsid="0048e133" officeooo:paragraph-rsid="0048e133"/>
    </style:style>
    <style:style style:name="P32" style:family="paragraph" style:parent-style-name="Text_20_body">
      <style:text-properties officeooo:rsid="0048e133" officeooo:paragraph-rsid="004ac41b"/>
    </style:style>
    <style:style style:name="P33" style:family="paragraph" style:parent-style-name="Console">
      <style:text-properties officeooo:rsid="0014e06d" officeooo:paragraph-rsid="0040a2fc"/>
    </style:style>
    <style:style style:name="P34" style:family="paragraph" style:parent-style-name="Console">
      <style:text-properties officeooo:paragraph-rsid="0040a2fc"/>
    </style:style>
    <style:style style:name="P35" style:family="paragraph" style:parent-style-name="Console">
      <style:text-properties officeooo:rsid="0013a791" officeooo:paragraph-rsid="0040cfd6"/>
    </style:style>
    <style:style style:name="P36" style:family="paragraph" style:parent-style-name="Console">
      <style:text-properties officeooo:paragraph-rsid="0040cfd6"/>
    </style:style>
    <style:style style:name="P37" style:family="paragraph" style:parent-style-name="Console">
      <style:text-properties officeooo:paragraph-rsid="0045f12c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Standard">
      <style:text-properties officeooo:rsid="0010d9a4" officeooo:paragraph-rsid="003f33a3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DejaVu Sans" fo:font-size="11pt" fo:font-weight="normal" officeooo:rsid="002c5794" officeooo:paragraph-rsid="0048e133" fo:background-color="#000000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DejaVu Sans" fo:font-size="11pt" fo:font-weight="normal" officeooo:rsid="002cf298" officeooo:paragraph-rsid="004ac41b" fo:background-color="#000000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DejaVu Sans" fo:font-size="11pt" fo:font-weight="normal" officeooo:rsid="002cf298" officeooo:paragraph-rsid="004bd7aa" fo:background-color="#000000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DejaVu Sans" fo:font-size="11pt" fo:font-weight="normal" officeooo:rsid="002cf298" officeooo:paragraph-rsid="004bd7aa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DejaVu Sans" fo:font-size="11pt" fo:font-weight="normal" officeooo:rsid="002cf298" officeooo:paragraph-rsid="004d297d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rsid="002cf298" officeooo:paragraph-rsid="004d297d"/>
    </style:style>
    <style:style style:name="P46" style:family="paragraph" style:parent-style-name="Standard">
      <style:paragraph-properties fo:text-align="start" style:justify-single-word="false"/>
      <style:text-properties officeooo:rsid="004d297d" officeooo:paragraph-rsid="004d297d"/>
    </style:style>
    <style:style style:name="P47" style:family="paragraph" style:parent-style-name="Standard">
      <style:paragraph-properties fo:text-align="center" style:justify-single-word="false"/>
      <style:text-properties fo:color="#ed1c24" fo:font-size="14pt" style:text-underline-style="solid" style:text-underline-width="auto" style:text-underline-color="font-color" fo:font-weight="bold" officeooo:rsid="004ef4ea" officeooo:paragraph-rsid="004ef4ea" style:font-size-asian="14pt" style:font-weight-asian="bold" style:font-size-complex="14pt" style:font-weight-complex="bold"/>
    </style:style>
    <style:style style:name="P48" style:family="paragraph" style:parent-style-name="Heading_20_1">
      <style:text-properties fo:color="#ff0000" style:text-underline-style="solid" style:text-underline-width="auto" style:text-underline-color="font-color"/>
    </style:style>
    <style:style style:name="P49" style:family="paragraph" style:parent-style-name="Heading_20_1">
      <style:text-properties fo:color="#ff0000" style:text-underline-style="solid" style:text-underline-width="auto" style:text-underline-color="font-color" officeooo:rsid="002a8469" officeooo:paragraph-rsid="002a8469"/>
    </style:style>
    <style:style style:name="P50" style:family="paragraph" style:parent-style-name="Heading_20_1">
      <style:text-properties fo:color="#ed1c24" style:text-underline-style="solid" style:text-underline-width="auto" style:text-underline-color="font-color"/>
    </style:style>
    <style:style style:name="P51" style:family="paragraph" style:parent-style-name="Heading_20_1">
      <style:text-properties fo:color="#ed1c24" style:text-underline-style="solid" style:text-underline-width="auto" style:text-underline-color="font-color" fo:background-color="transparent"/>
    </style:style>
    <style:style style:name="P52" style:family="paragraph" style:parent-style-name="Heading_20_1">
      <style:text-properties fo:color="#ed1c24" style:text-underline-style="solid" style:text-underline-width="auto" style:text-underline-color="font-color" officeooo:paragraph-rsid="005950f0" fo:background-color="transparent"/>
    </style:style>
    <style:style style:name="P53" style:family="paragraph" style:parent-style-name="Terminal">
      <style:text-properties officeooo:rsid="0052ea2a" officeooo:paragraph-rsid="0052ea2a"/>
    </style:style>
    <style:style style:name="P54" style:family="paragraph" style:parent-style-name="Terminal">
      <style:text-properties officeooo:rsid="0052ea2a" officeooo:paragraph-rsid="00584c41"/>
    </style:style>
    <style:style style:name="P55" style:family="paragraph" style:parent-style-name="Terminal">
      <style:text-properties officeooo:rsid="0052ea2a" officeooo:paragraph-rsid="005950f0"/>
    </style:style>
    <style:style style:name="P56" style:family="paragraph" style:parent-style-name="Terminal">
      <style:text-properties officeooo:rsid="0052ea2a" officeooo:paragraph-rsid="005b3a88"/>
    </style:style>
    <style:style style:name="P57" style:family="paragraph" style:parent-style-name="Terminal">
      <style:text-properties officeooo:rsid="0052ea2a" officeooo:paragraph-rsid="005c3c73"/>
    </style:style>
    <style:style style:name="P58" style:family="paragraph" style:parent-style-name="Terminal">
      <style:text-properties officeooo:rsid="0052ea2a" officeooo:paragraph-rsid="0060e413"/>
    </style:style>
    <style:style style:name="P59" style:family="paragraph" style:parent-style-name="Terminal">
      <style:text-properties officeooo:rsid="0052ea2a" officeooo:paragraph-rsid="00617813"/>
    </style:style>
    <style:style style:name="P60" style:family="paragraph" style:parent-style-name="Terminal">
      <style:text-properties officeooo:rsid="0052ea2a" officeooo:paragraph-rsid="0064df04"/>
    </style:style>
    <style:style style:name="P61" style:family="paragraph" style:parent-style-name="Terminal">
      <style:text-properties officeooo:rsid="0052ea2a" officeooo:paragraph-rsid="0067575e"/>
    </style:style>
    <style:style style:name="P62" style:family="paragraph" style:parent-style-name="Terminal">
      <style:text-properties officeooo:rsid="0052ea2a" officeooo:paragraph-rsid="006982df"/>
    </style:style>
    <style:style style:name="P63" style:family="paragraph" style:parent-style-name="Terminal">
      <style:text-properties officeooo:rsid="0052ea2a" officeooo:paragraph-rsid="006b80c5"/>
    </style:style>
    <style:style style:name="P64" style:family="paragraph" style:parent-style-name="Terminal">
      <style:text-properties officeooo:rsid="00584c41" officeooo:paragraph-rsid="00584c41"/>
    </style:style>
    <style:style style:name="P65" style:family="paragraph" style:parent-style-name="Terminal">
      <style:text-properties officeooo:rsid="00584c41" officeooo:paragraph-rsid="005950f0"/>
    </style:style>
    <style:style style:name="P66" style:family="paragraph" style:parent-style-name="Terminal">
      <style:text-properties officeooo:rsid="00584c41" officeooo:paragraph-rsid="0064df04"/>
    </style:style>
    <style:style style:name="P67" style:family="paragraph" style:parent-style-name="Terminal">
      <style:text-properties officeooo:rsid="005950f0" officeooo:paragraph-rsid="005950f0"/>
    </style:style>
    <style:style style:name="P68" style:family="paragraph" style:parent-style-name="Terminal">
      <style:text-properties officeooo:rsid="005950f0" officeooo:paragraph-rsid="005b3a88"/>
    </style:style>
    <style:style style:name="P69" style:family="paragraph" style:parent-style-name="Terminal">
      <style:text-properties officeooo:rsid="005c3c73" officeooo:paragraph-rsid="005c3c73"/>
    </style:style>
    <style:style style:name="P70" style:family="paragraph" style:parent-style-name="Terminal">
      <style:text-properties officeooo:rsid="005c3c73" officeooo:paragraph-rsid="005df0d1"/>
    </style:style>
    <style:style style:name="P71" style:family="paragraph" style:parent-style-name="Terminal">
      <style:text-properties officeooo:rsid="005c3c73" officeooo:paragraph-rsid="0060e413"/>
    </style:style>
    <style:style style:name="P72" style:family="paragraph" style:parent-style-name="Terminal">
      <style:text-properties officeooo:rsid="00617813" officeooo:paragraph-rsid="00617813"/>
    </style:style>
    <style:style style:name="P73" style:family="paragraph" style:parent-style-name="Terminal">
      <style:text-properties style:use-window-font-color="true" style:text-underline-style="none" officeooo:rsid="0064df04" officeooo:paragraph-rsid="0064df04"/>
    </style:style>
    <style:style style:name="P74" style:family="paragraph" style:parent-style-name="Terminal">
      <style:text-properties officeooo:rsid="0067575e" officeooo:paragraph-rsid="0067575e"/>
    </style:style>
    <style:style style:name="P75" style:family="paragraph" style:parent-style-name="Terminal">
      <style:text-properties officeooo:rsid="0067575e" officeooo:paragraph-rsid="006982df"/>
    </style:style>
    <style:style style:name="P76" style:family="paragraph" style:parent-style-name="Terminal">
      <style:text-properties officeooo:rsid="0067575e" officeooo:paragraph-rsid="006b80c5"/>
    </style:style>
    <style:style style:name="P77" style:family="paragraph" style:parent-style-name="Terminal">
      <style:text-properties officeooo:rsid="006b7bc7" officeooo:paragraph-rsid="006b7bc7"/>
    </style:style>
    <style:style style:name="P78" style:family="paragraph" style:parent-style-name="Terminal">
      <style:text-properties officeooo:rsid="006b7bc7" officeooo:paragraph-rsid="006ca050"/>
    </style:style>
    <style:style style:name="P79" style:family="paragraph" style:parent-style-name="Terminal">
      <style:text-properties officeooo:rsid="006b80c5" officeooo:paragraph-rsid="006b80c5"/>
    </style:style>
    <style:style style:name="P80" style:family="paragraph" style:parent-style-name="Terminal">
      <style:text-properties officeooo:rsid="006ca050" officeooo:paragraph-rsid="006ca050"/>
    </style:style>
    <style:style style:name="P81" style:family="paragraph" style:parent-style-name="Console">
      <style:text-properties fo:font-weight="normal" officeooo:rsid="0014e06d" officeooo:paragraph-rsid="0045f12c" style:font-weight-asian="normal" style:font-weight-complex="normal"/>
    </style:style>
    <style:style style:name="P82" style:family="paragraph" style:parent-style-name="Text_20_body">
      <style:text-properties officeooo:rsid="003e6cd6" officeooo:paragraph-rsid="0050bdbf"/>
    </style:style>
    <style:style style:name="P83" style:family="paragraph" style:parent-style-name="Text_20_body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P84" style:family="paragraph" style:parent-style-name="Text_20_body">
      <style:text-properties fo:color="#ed1c24" style:text-underline-style="solid" style:text-underline-width="auto" style:text-underline-color="font-color" fo:font-weight="bold" officeooo:rsid="005950f0" officeooo:paragraph-rsid="005950f0" style:font-weight-asian="bold" style:font-weight-complex="bold"/>
    </style:style>
    <style:style style:name="P85" style:family="paragraph" style:parent-style-name="Text_20_body">
      <style:text-properties fo:color="#ed1c24" style:text-underline-style="solid" style:text-underline-width="auto" style:text-underline-color="font-color" fo:font-weight="bold" officeooo:rsid="005c3c73" officeooo:paragraph-rsid="005c3c73" style:font-weight-asian="bold" style:font-weight-complex="bold"/>
    </style:style>
    <style:style style:name="P86" style:family="paragraph" style:parent-style-name="Text_20_body">
      <style:text-properties fo:color="#ed1c24" style:text-underline-style="solid" style:text-underline-width="auto" style:text-underline-color="font-color" fo:font-weight="bold" officeooo:rsid="00602fb2" officeooo:paragraph-rsid="00602fb2" style:font-weight-asian="bold" style:font-weight-complex="bold"/>
    </style:style>
    <style:style style:name="P87" style:family="paragraph" style:parent-style-name="Text_20_body">
      <style:text-properties fo:color="#000000" style:text-underline-style="none" officeooo:rsid="00517190" officeooo:paragraph-rsid="0051c9dd"/>
    </style:style>
    <style:style style:name="P88" style:family="paragraph" style:parent-style-name="Text_20_body">
      <style:text-properties fo:color="#000000" style:text-underline-style="none" officeooo:rsid="00617813" officeooo:paragraph-rsid="00617813"/>
    </style:style>
    <style:style style:name="P89" style:family="paragraph" style:parent-style-name="Text_20_body">
      <style:text-properties fo:color="#000000" officeooo:rsid="005950f0" officeooo:paragraph-rsid="005950f0"/>
    </style:style>
    <style:style style:name="P90" style:family="paragraph" style:parent-style-name="Text_20_body">
      <style:text-properties fo:color="#000000" officeooo:rsid="005c3c73" officeooo:paragraph-rsid="005c3c73"/>
    </style:style>
    <style:style style:name="P91" style:family="paragraph" style:parent-style-name="Text_20_body">
      <style:text-properties officeooo:rsid="0052ea2a" officeooo:paragraph-rsid="0052ea2a"/>
    </style:style>
    <style:style style:name="P92" style:family="paragraph" style:parent-style-name="Text_20_body">
      <style:text-properties officeooo:rsid="00566207" officeooo:paragraph-rsid="00566207"/>
    </style:style>
    <style:style style:name="P93" style:family="paragraph" style:parent-style-name="Text_20_body">
      <style:text-properties officeooo:rsid="005950f0" officeooo:paragraph-rsid="005950f0"/>
    </style:style>
    <style:style style:name="P94" style:family="paragraph" style:parent-style-name="Text_20_body">
      <style:text-properties officeooo:rsid="005b3a88" officeooo:paragraph-rsid="005b3a88"/>
    </style:style>
    <style:style style:name="P95" style:family="paragraph" style:parent-style-name="Text_20_body">
      <style:text-properties officeooo:rsid="005c3c73" officeooo:paragraph-rsid="005c3c73"/>
    </style:style>
    <style:style style:name="P96" style:family="paragraph" style:parent-style-name="Text_20_body">
      <style:text-properties officeooo:rsid="00602fb2" officeooo:paragraph-rsid="00602fb2"/>
    </style:style>
    <style:style style:name="P97" style:family="paragraph" style:parent-style-name="Text_20_body">
      <style:text-properties officeooo:paragraph-rsid="00602fb2"/>
    </style:style>
    <style:style style:name="P98" style:family="paragraph" style:parent-style-name="Text_20_body">
      <style:text-properties officeooo:rsid="0064df04" officeooo:paragraph-rsid="0064df04"/>
    </style:style>
    <style:style style:name="P99" style:family="paragraph" style:parent-style-name="Text_20_body">
      <style:text-properties officeooo:rsid="0067a311" officeooo:paragraph-rsid="0067a311"/>
    </style:style>
    <style:style style:name="P100" style:family="paragraph" style:parent-style-name="Text_20_body">
      <style:text-properties officeooo:rsid="006b7bc7" officeooo:paragraph-rsid="006b7bc7"/>
    </style:style>
    <style:style style:name="P101" style:family="paragraph" style:parent-style-name="Standard">
      <style:paragraph-properties fo:text-align="start" style:justify-single-word="false"/>
      <style:text-properties style:use-window-font-color="true" style:font-name="DejaVu Sans" fo:font-size="11pt" fo:font-style="normal" fo:font-weight="normal" officeooo:rsid="002cf298" officeooo:paragraph-rsid="004d297d" fo:background-color="#000000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officeooo:rsid="004d297d" officeooo:paragraph-rsid="004d297d"/>
    </style:style>
    <style:style style:name="P103" style:family="paragraph" style:parent-style-name="Standard">
      <style:paragraph-properties fo:text-align="start" style:justify-single-word="false"/>
      <style:text-properties fo:color="#000000" style:font-name="DejaVu Sans" fo:font-size="11pt" fo:font-style="normal" fo:font-weight="normal" officeooo:rsid="002e76e5" officeooo:paragraph-rsid="004d29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/>
      <style:text-properties fo:color="#ed1c24" style:font-name="DejaVu Sans" fo:font-size="14pt" fo:font-style="normal" style:text-underline-style="solid" style:text-underline-width="auto" style:text-underline-color="font-color" fo:font-weight="bold" officeooo:rsid="004ef4ea" officeooo:paragraph-rsid="004ef4ea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8a3d4"/>
    </style:style>
    <style:style style:name="T3" style:family="text"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ff0000" fo:font-size="20pt" style:text-underline-style="solid" style:text-underline-width="auto" style:text-underline-color="font-color" fo:font-weight="bold" officeooo:rsid="003d4b6e" style:font-size-asian="20pt" style:font-weight-asian="bold" style:font-size-complex="20pt" style:font-weight-complex="bold"/>
    </style:style>
    <style:style style:name="T5" style:family="text">
      <style:text-properties fo:color="#ff0000" fo:font-size="20pt" style:text-underline-style="solid" style:text-underline-width="auto" style:text-underline-color="font-color" fo:font-weight="bold" officeooo:rsid="003f33a3" style:font-size-asian="20pt" style:font-weight-asian="bold" style:font-size-complex="20pt" style:font-weight-complex="bold"/>
    </style:style>
    <style:style style:name="T6" style:family="text">
      <style:text-properties fo:color="#ff0000" fo:font-size="20pt" style:text-underline-style="solid" style:text-underline-width="auto" style:text-underline-color="font-color" fo:font-weight="bold" officeooo:rsid="0025083d" style:font-size-asian="20pt" style:font-weight-asian="bold" style:font-size-complex="20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bf13a"/>
    </style:style>
    <style:style style:name="T9" style:family="text">
      <style:text-properties style:text-underline-style="solid" style:text-underline-width="auto" style:text-underline-color="font-color" officeooo:rsid="002fa894"/>
    </style:style>
    <style:style style:name="T10" style:family="text">
      <style:text-properties officeooo:rsid="002ed4bb"/>
    </style:style>
    <style:style style:name="T11" style:family="text">
      <style:text-properties officeooo:rsid="002fa894"/>
    </style:style>
    <style:style style:name="T12" style:family="text">
      <style:text-properties officeooo:rsid="00325aab"/>
    </style:style>
    <style:style style:name="T13" style:family="text">
      <style:text-properties officeooo:rsid="0037d7f1"/>
    </style:style>
    <style:style style:name="T14" style:family="text">
      <style:text-properties officeooo:rsid="0010d9a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0d9a4" style:font-weight-asian="bold" style:font-weight-complex="bold"/>
    </style:style>
    <style:style style:name="T17" style:family="text">
      <style:text-properties fo:font-weight="bold" officeooo:rsid="0045f12c" style:font-weight-asian="bold" style:font-weight-complex="bold"/>
    </style:style>
    <style:style style:name="T18" style:family="text">
      <style:text-properties fo:font-weight="bold" officeooo:rsid="0014e06d" style:font-weight-asian="bold" style:font-weight-complex="bold"/>
    </style:style>
    <style:style style:name="T19" style:family="text">
      <style:text-properties fo:font-weight="bold" officeooo:rsid="006bc7d2" style:font-weight-asian="bold" style:font-weight-complex="bold"/>
    </style:style>
    <style:style style:name="T20" style:family="text">
      <style:text-properties fo:font-weight="bold" officeooo:rsid="0070e536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0d9a4" style:font-weight-asian="normal" style:font-weight-complex="normal"/>
    </style:style>
    <style:style style:name="T23" style:family="text">
      <style:text-properties fo:font-weight="normal" officeooo:rsid="0014e06d" style:font-weight-asian="normal" style:font-weight-complex="normal"/>
    </style:style>
    <style:style style:name="T24" style:family="text">
      <style:text-properties fo:font-weight="normal" officeooo:rsid="006bc7d2" style:font-weight-asian="normal" style:font-weight-complex="normal"/>
    </style:style>
    <style:style style:name="T25" style:family="text">
      <style:text-properties fo:font-weight="normal" officeooo:rsid="0070e536" style:font-weight-asian="normal" style:font-weight-complex="normal"/>
    </style:style>
    <style:style style:name="T26" style:family="text">
      <style:text-properties officeooo:rsid="003f33a3"/>
    </style:style>
    <style:style style:name="T27" style:family="text">
      <style:text-properties officeooo:rsid="0012d3ff"/>
    </style:style>
    <style:style style:name="T28" style:family="text">
      <style:text-properties fo:color="#000000"/>
    </style:style>
    <style:style style:name="T29" style:family="text">
      <style:text-properties fo:color="#000000" style:font-name="DejaVu Sans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30" style:family="text">
      <style:text-properties fo:color="#000000" style:font-name="DejaVu Sans" fo:font-size="11pt" fo:font-weight="normal" officeooo:rsid="002c171c" fo:background-color="transparent" loext:char-shading-value="0" style:font-size-asian="11pt" style:font-weight-asian="normal" style:font-size-complex="11pt" style:font-weight-complex="normal"/>
    </style:style>
    <style:style style:name="T31" style:family="text">
      <style:text-properties fo:color="#000000" style:font-name="DejaVu Sans" fo:font-size="11pt" fo:font-weight="normal" officeooo:rsid="002c5794" fo:background-color="transparent" loext:char-shading-value="0" style:font-size-asian="11pt" style:font-weight-asian="normal" style:font-size-complex="11pt" style:font-weight-complex="normal"/>
    </style:style>
    <style:style style:name="T32" style:family="text">
      <style:text-properties fo:color="#000000" style:font-name="DejaVu Sans" fo:font-size="11pt" fo:font-weight="normal" officeooo:rsid="002cf298" fo:background-color="transparent" loext:char-shading-value="0" style:font-size-asian="11pt" style:font-weight-asian="normal" style:font-size-complex="11pt" style:font-weight-complex="normal"/>
    </style:style>
    <style:style style:name="T33" style:family="text">
      <style:text-properties fo:color="#000000" style:font-name="DejaVu Sans" fo:font-size="11pt" fo:font-weight="bold" officeooo:rsid="002c5794" fo:background-color="transparent" loext:char-shading-value="0" style:font-size-asian="11pt" style:font-weight-asian="bold" style:font-size-complex="11pt" style:font-weight-complex="bold"/>
    </style:style>
    <style:style style:name="T34" style:family="text">
      <style:text-properties fo:color="#000000" style:font-name="DejaVu Sans" fo:font-size="11pt" fo:font-weight="bold" officeooo:rsid="002c171c" fo:background-color="transparent" loext:char-shading-value="0" style:font-size-asian="11pt" style:font-weight-asian="bold" style:font-size-complex="11pt" style:font-weight-complex="bold"/>
    </style:style>
    <style:style style:name="T35" style:family="text">
      <style:text-properties fo:color="#000000" style:font-name="DejaVu Sans" fo:font-size="11pt" fo:font-style="normal" fo:font-weight="normal" officeooo:rsid="002e76e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color="#000000" officeooo:rsid="00602fb2"/>
    </style:style>
    <style:style style:name="T37" style:family="text">
      <style:text-properties officeooo:rsid="0040a2fc"/>
    </style:style>
    <style:style style:name="T38" style:family="text">
      <style:text-properties style:use-window-font-color="true" fo:background-color="#000000" loext:char-shading-value="0"/>
    </style:style>
    <style:style style:name="T39" style:family="text">
      <style:text-properties style:use-window-font-color="true" officeooo:rsid="0040a2fc" fo:background-color="#000000" loext:char-shading-value="0"/>
    </style:style>
    <style:style style:name="T40" style:family="text">
      <style:text-properties style:use-window-font-color="true" officeooo:rsid="0040cfd6" fo:background-color="#000000" loext:char-shading-value="0"/>
    </style:style>
    <style:style style:name="T41" style:family="text">
      <style:text-properties style:use-window-font-color="true" officeooo:rsid="0045f12c" fo:background-color="#000000" loext:char-shading-value="0"/>
    </style:style>
    <style:style style:name="T42" style:family="text">
      <style:text-properties officeooo:rsid="0040cfd6"/>
    </style:style>
    <style:style style:name="T43" style:family="text">
      <style:text-properties officeooo:rsid="0013a791"/>
    </style:style>
    <style:style style:name="T44" style:family="text">
      <style:text-properties officeooo:rsid="0045f12c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18facd" fo:background-color="transparent" loext:char-shading-value="0"/>
    </style:style>
    <style:style style:name="T47" style:family="text">
      <style:text-properties officeooo:rsid="000d2f43" fo:background-color="transparent" loext:char-shading-value="0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5fca9f" fo:background-color="transparent" loext:char-shading-value="0"/>
    </style:style>
    <style:style style:name="T50" style:family="text">
      <style:text-properties officeooo:rsid="0060f60f" fo:background-color="transparent" loext:char-shading-value="0"/>
    </style:style>
    <style:style style:name="T51" style:family="text">
      <style:text-properties officeooo:rsid="0051c9dd" fo:background-color="transparent" loext:char-shading-value="0"/>
    </style:style>
    <style:style style:name="T52" style:family="text">
      <style:text-properties officeooo:rsid="001bc12a"/>
    </style:style>
    <style:style style:name="T53" style:family="text">
      <style:text-properties style:font-name="DejaVu Sans" fo:font-size="11pt" fo:font-weight="normal" officeooo:rsid="002c5794" fo:background-color="transparent" loext:char-shading-value="0" style:font-size-asian="11pt" style:font-weight-asian="normal" style:font-size-complex="11pt" style:font-weight-complex="normal"/>
    </style:style>
    <style:style style:name="T54" style:family="text">
      <style:text-properties style:font-name="DejaVu Sans" fo:font-style="normal" fo:background-color="transparent" loext:char-shading-value="0" style:font-style-asian="normal" style:font-style-complex="normal"/>
    </style:style>
    <style:style style:name="T55" style:family="text">
      <style:text-properties style:font-name="DejaVu Sans" fo:font-style="normal" officeooo:rsid="002e76e5" fo:background-color="transparent" loext:char-shading-value="0" style:font-style-asian="normal" style:font-style-complex="normal"/>
    </style:style>
    <style:style style:name="T56" style:family="text">
      <style:text-properties fo:color="#ffffff" fo:background-color="#ffffff"/>
    </style:style>
    <style:style style:name="T57" style:family="text">
      <style:text-properties officeooo:rsid="004bd7aa"/>
    </style:style>
    <style:style style:name="T58" style:family="text">
      <style:text-properties officeooo:rsid="005950f0"/>
    </style:style>
    <style:style style:name="T59" style:family="text">
      <style:text-properties officeooo:rsid="006bc7d2"/>
    </style:style>
    <style:style style:name="T60" style:family="text">
      <style:text-properties officeooo:rsid="005b3a88"/>
    </style:style>
    <style:style style:name="T61" style:family="text">
      <style:text-properties officeooo:rsid="0070e536"/>
    </style:style>
    <style:style style:name="T62" style:family="text">
      <style:text-properties officeooo:rsid="005d083e"/>
    </style:style>
    <style:style style:name="T63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64" style:family="text">
      <style:text-properties fo:font-variant="normal" fo:text-transform="none" fo:color="#000000" style:font-name="Open Sans" fo:font-size="10.5pt" fo:letter-spacing="normal" fo:font-style="normal" fo:font-weight="bold" loext:padding="0cm" loext:border="none"/>
    </style:style>
    <style:style style:name="T65" style:family="text">
      <style:text-properties fo:font-variant="normal" fo:text-transform="none" fo:color="#000000" style:font-name="Open Sans" fo:font-size="10.5pt" fo:letter-spacing="normal" fo:font-style="normal" fo:font-weight="bold" style:font-weight-asian="bold" style:font-weight-complex="bold"/>
    </style:style>
    <style:style style:name="T66" style:family="text">
      <style:text-properties fo:font-variant="normal" fo:text-transform="none" fo:color="#000000" style:font-name="Open Sans" fo:font-size="10.5pt" fo:letter-spacing="normal" fo:font-style="normal" fo:font-weight="bold" style:font-weight-asian="bold" style:font-weight-complex="bold" loext:padding="0cm" loext:border="none"/>
    </style:style>
    <style:style style:name="T67" style:family="text">
      <style:text-properties officeooo:rsid="0060e413"/>
    </style:style>
    <style:style style:name="T68" style:family="text">
      <style:text-properties officeooo:rsid="00617813"/>
    </style:style>
    <style:style style:name="T69" style:family="text">
      <style:text-properties officeooo:rsid="00639b05"/>
    </style:style>
    <style:style style:name="T70" style:family="text">
      <style:text-properties officeooo:rsid="0064d9c9"/>
    </style:style>
    <style:style style:name="T71" style:family="text">
      <style:text-properties officeooo:rsid="0064df04"/>
    </style:style>
    <style:style style:name="T72" style:family="text">
      <style:text-properties officeooo:rsid="006635b2"/>
    </style:style>
    <style:style style:name="T73" style:family="text">
      <style:text-properties officeooo:rsid="006982df"/>
    </style:style>
    <style:style style:name="T74" style:family="text">
      <style:text-properties officeooo:rsid="006b80c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8"><text:a xlink:type="simple" xlink:href="#__RefHeading___Toc672_1356052295" text:style-name="Index_20_Link" text:visited-style-name="Index_20_Link">1) Affichage<text:tab/>1</text:a></text:p>
          <text:p text:style-name="P38"><text:a xlink:type="simple" xlink:href="#__RefHeading___Toc638_1356052295" text:style-name="Index_20_Link" text:visited-style-name="Index_20_Link">2) Variables<text:tab/>1</text:a></text:p>
          <text:p text:style-name="P38"><text:a xlink:type="simple" xlink:href="#__RefHeading___Toc199_1267390976" text:style-name="Index_20_Link" text:visited-style-name="Index_20_Link">3) Analyse de la ligne de commande<text:tab/>3</text:a></text:p>
          <text:p text:style-name="P38"><text:a xlink:type="simple" xlink:href="#__RefHeading___Toc906_1498467326" text:style-name="Index_20_Link" text:visited-style-name="Index_20_Link">4) Utilisation du shebang<text:tab/>4</text:a></text:p>
        </text:index-body>
      </text:table-of-content>
      <text:h text:style-name="P49" text:outline-level="1"><text:bookmark-start text:name="__RefHeading___Toc672_1356052295"/>1) Affichage<text:bookmark-end text:name="__RefHeading___Toc672_1356052295"/></text:h>
      <text:p text:style-name="P12">1.1) commande echo pour afficher en une seule commande :</text:p>
      <text:p text:style-name="P12"><text:s/>echo -e "bonjour \ntout le monde"</text:p>
      <text:p text:style-name="P12">1.2) commande echo pour afficher en trois commandes :</text:p>
      <text:p text:style-name="P17">echo "bonjour"</text:p>
      <text:p text:style-name="Text_20_body">echo -n "tout"</text:p>
      <text:p text:style-name="Text_20_body">echo " le monde"</text:p>
      <text:p text:style-name="P16">1.3) commande echo pour afficher en deux commandes :</text:p>
      <text:p text:style-name="P17">echo -<text:span text:style-name="T10">n </text:span>"bonjour"</text:p>
      <text:p text:style-name="Text_20_body">echo " tout le monde" </text:p>
      <text:h text:style-name="P48" text:outline-level="1"><text:bookmark-start text:name="__RefHeading___Toc638_1356052295"/>2) Variables<text:bookmark-end text:name="__RefHeading___Toc638_1356052295"/></text:h>
      <text:p text:style-name="P11">2.1) Les variables contenant le nom de l’utilisateur et le nom de la machine sont USERNAME et HOSTNAME.</text:p>
      <text:p text:style-name="P4">HOSTNAME=205-2</text:p>
      <text:p text:style-name="P4">USER=samuel.laforge01</text:p>
      <text:p text:style-name="P4">USERNAME=samuel.laforge01</text:p>
      <text:p text:style-name="P15">2.2) <text:span text:style-name="T8">Avec geany :</text:span></text:p>
      <text:p text:style-name="P17">user="$USERNAME"</text:p>
      <text:p text:style-name="Text_20_body">machine="$HOSTNAME"</text:p>
      <text:p text:style-name="Text_20_body">echo "Vous etes l'utilisateur $<text:span text:style-name="T11">user</text:span> travaillant sur la machine $machine"</text:p>
      <text:p text:style-name="P17"><text:span text:style-name="T7">Affichage dans le termina</text:span>l :</text:p>
      <text:p text:style-name="P5">samuel.laforge01@205-2 ~ $ bash Q2.2</text:p>
      <text:p text:style-name="P5">Vous etes l'utilisateur samuel.laforge01 travaillant sur la machine 205-2</text:p>
      <text:p text:style-name="P16"><text:soft-page-break/></text:p>
      <text:p text:style-name="P16"/>
      <text:p text:style-name="P16">2.3) <text:span text:style-name="T9">Avec geany :</text:span></text:p>
      <text:p text:style-name="Text_20_body">nom='laforge'</text:p>
      <text:p text:style-name="Text_20_body">prenom='samuel'</text:p>
      <text:p text:style-name="Text_20_body">echo "l'utilisateur $USERNAME s'appel $nom $prenom"</text:p>
      <text:p text:style-name="P19">Affichage dans le terminal :</text:p>
      <text:p text:style-name="P6">samuel.laforge01@205-2 ~ $ bash Q2.3</text:p>
      <text:p text:style-name="P6">l'utilisateur samuel.laforge01 s'appel laforge samuel</text:p>
      <text:p text:style-name="P22">2.4) <text:span text:style-name="T7">Avec geany :</text:span></text:p>
      <text:p text:style-name="Text_20_body">cmd_ls=$(ls)</text:p>
      <text:p text:style-name="Text_20_body">echo -e "$cmd_ls \n\n$cmd_ls"</text:p>
      <text:p text:style-name="P20">Affichage dans le terminal :</text:p>
      <text:p text:style-name="P7">Desktop</text:p>
      <text:p text:style-name="P7">Q1.1</text:p>
      <text:p text:style-name="P7">Q1.2</text:p>
      <text:p text:style-name="P7">Q1.3</text:p>
      <text:p text:style-name="P7">Q2.2</text:p>
      <text:p text:style-name="P7">Q2.3</text:p>
      <text:p text:style-name="P7">Q2.4</text:p>
      <text:p text:style-name="P7">tp </text:p>
      <text:p text:style-name="P7"/>
      <text:p text:style-name="P7">1.2</text:p>
      <text:p text:style-name="P7">Desktop</text:p>
      <text:p text:style-name="P7">Q1.1</text:p>
      <text:p text:style-name="P7">Q1.2</text:p>
      <text:p text:style-name="P7">Q1.3</text:p>
      <text:p text:style-name="P7">Q2.2</text:p>
      <text:p text:style-name="P7">Q2.3</text:p>
      <text:p text:style-name="P7">Q2.4</text:p>
      <text:p text:style-name="P7"><text:soft-page-break/>tp</text:p>
      <text:p text:style-name="Text_20_body"/>
      <text:p text:style-name="P22">2.5) <text:span text:style-name="T7">Avec geany :</text:span></text:p>
      <text:p text:style-name="Text_20_body">echo -n 'nom : '</text:p>
      <text:p text:style-name="Text_20_body">read nom</text:p>
      <text:p text:style-name="Text_20_body">echo -n 'prenom : '</text:p>
      <text:p text:style-name="Text_20_body">read prenom</text:p>
      <text:p text:style-name="Text_20_body">echo -e "\n$prenom $nom"</text:p>
      <text:p text:style-name="P18">Affichage dans le terminal :</text:p>
      <text:p text:style-name="P8">nom : Laforge</text:p>
      <text:p text:style-name="P8">prenom : Samuel</text:p>
      <text:p text:style-name="P8">Samuel Laforge</text:p>
      <text:h text:style-name="P48" text:outline-level="1"><text:bookmark-start text:name="__RefHeading___Toc199_1267390976"/><text:span text:style-name="T12">3) </text:span>Analyse de la ligne de commande<text:bookmark-end text:name="__RefHeading___Toc199_1267390976"/></text:h>
      <text:p text:style-name="P13">3.1) <text:span text:style-name="T13">Pour afficher l’ensemble de ligne de commande d’un script qu’on écrit il faut utiliser $*. Ensuite en utilisant la commande : bash Nom_du_fichier ecrire ce que l’on veut et entrée on aura tout ce que l’on aura entré affiché dans le script.</text:span></text:p>
      <text:p text:style-name="P23">3.2) Pour afficher la commande utilisée juste avant il faut faire echo $0 :</text:p>
      <text:p text:style-name="P10">samuel.laforge01@205-2 ~ $ echo $0</text:p>
      <text:p text:style-name="P10">bash</text:p>
      <text:p text:style-name="P23">3.3)</text:p>
      <text:p text:style-name="P21">Avec geany :</text:p>
      <text:p text:style-name="P24">creerdossier=$(mkdir script)</text:p>
      <text:p text:style-name="Text_20_body">droit=$(chmod 0777 script)</text:p>
      <text:p text:style-name="Text_20_body">verification=$(ls -all script)</text:p>
      <text:p text:style-name="Text_20_body">echo $creerdossier $droit $verification</text:p>
      <text:p text:style-name="P21">Affichage dans le terminal :</text:p>
      <text:p text:style-name="P9">samuel.laforge01@206-9 ~ $ bash Q3.3</text:p>
      <text:p text:style-name="P9">total 8 drwxrwxrwx 2 samuel.laforge01 eleves 4096 oct. 11 11:45 . drwx--x--x 11 samuel.laforge01 eleves 4096 oct. 11 11:45 ..</text:p>
      <text:p text:style-name="P25"><text:soft-page-break/></text:p>
      <text:p text:style-name="P25">3.4) <text:span text:style-name="T14">La variable permettant d’afficher le statut du script est </text:span><text:span text:style-name="T16">$ ?</text:span><text:span text:style-name="T22">:</text:span></text:p>
      <text:p text:style-name="P39">Ainsi, la console r<text:span text:style-name="T26">envoi</text:span> un code d’erreur 1 car le répertoire a déjà été créé à la question précédente.</text:p>
      <text:p text:style-name="P26"/>
      <text:p text:style-name="P82">3.5) <text:span text:style-name="T27">En gardant le script d’avant je crée un répertoire dans mon dossier personnel dans lequel j’ai les droits :</text:span></text:p>
      <text:p text:style-name="P34"><text:span text:style-name="T37">samuel.laforge01</text:span>@205-12 ~ $ <text:span text:style-name="T38">bash script </text:span><text:span text:style-name="T39">script2</text:span></text:p>
      <text:p text:style-name="P34">0</text:p>
      <text:p text:style-name="P33">0</text:p>
      <text:p text:style-name="Text_20_body"/>
      <text:p text:style-name="P27">3.6) <text:span text:style-name="T27"><text:s/>Dans /root, on ne possède pas de droits donc lorsque l’on exécute le script à l’intérieur la console nous retourne ;</text:span></text:p>
      <text:p text:style-name="P36"><text:span text:style-name="T42">samuel.laforge</text:span>01@205-12 ~ $ <text:span text:style-name="T38">bash script /root/</text:span><text:span text:style-name="T40">test</text:span></text:p>
      <text:p text:style-name="P36">mkdir: impossible de créer le répertoire «/root/test»: Permission non accordée</text:p>
      <text:p text:style-name="P36">1</text:p>
      <text:p text:style-name="P36">chmod: impossible d'accéder à '/root/test': Permission non accordée</text:p>
      <text:p text:style-name="P35">1</text:p>
      <text:p text:style-name="Text_20_body"/>
      <text:p text:style-name="P28">3.7) <text:span text:style-name="T43">Pour créer un répertoire dans un dossier en utilisant le même script il faut utiliser latouche</text:span><text:span text:style-name="T17"> ‘ </text:span><text:span text:style-name="T23">qui permet de garder un seul argument pour créer deux dossiers en même temps :</text:span></text:p>
      <text:p text:style-name="P37"><text:span text:style-name="T44">samuel.laforge</text:span>01@205-12 ~ $ <text:span text:style-name="T38">bash script133 '</text:span><text:span text:style-name="T41">script6</text:span><text:span text:style-name="T38"> </text:span><text:span text:style-name="T41">script</text:span><text:span text:style-name="T38">6/</text:span><text:span text:style-name="T41">script</text:span><text:span text:style-name="T38">7'</text:span></text:p>
      <text:p text:style-name="P37">0</text:p>
      <text:p text:style-name="P81">0</text:p>
      <text:p text:style-name="P29"/>
      <text:p text:style-name="P29"><text:span text:style-name="T44">3.8) Lors des trois question précédentes on a obtenu un code « 0 » lorsque tout fonctionnait et un code « 1 » lorsqu’il y avait une erreur. Ainsi on peut en déduire que la variable </text:span><text:span text:style-name="T18">$ ? </text:span><text:span text:style-name="T23">permet d’afficher le code d’erreur de la commande.</text:span></text:p>
      <text:h text:style-name="P51" text:outline-level="1"><text:bookmark-start text:name="__RefHeading___Toc906_1498467326"/>4) Utilisation du shebang<text:bookmark-end text:name="__RefHeading___Toc906_1498467326"/></text:h>
      <text:p text:style-name="P14"><text:span text:style-name="T45">4.1) </text:span><text:span text:style-name="T46">Le shebang (#!) est </text:span><text:span text:style-name="T45">la première ligne </text:span><text:span text:style-name="T46">d’un fichier texte qui indique au système que ce fichier est un script. On l’utilise dans la première ligne du fichier suivi de l’interpréteur permettant d'exécuter le script.</text:span></text:p>
      <text:p text:style-name="P30">4.2) <text:span text:style-name="T52">Pour exécuter un script de cette manière il faut au minimum les droits : rwxr-xr-x</text:span></text:p>
      <text:p text:style-name="P31">4.3) <text:span text:style-name="T30"><text:s/>Pour rendre le premier script exécutable, il suffit d’utiliser la commande </text:span><text:span text:style-name="T33">chmod +x script</text:span><text:span text:style-name="T30"> </text:span><text:span text:style-name="T29">et</text:span><text:span text:style-name="T30"> rajouter en premier </text:span><text:span text:style-name="T34">#!/</text:span><text:span text:style-name="T33">bin/bash</text:span><text:span text:style-name="T31">.</text:span></text:p>
      <text:p text:style-name="P40">#!/bin/bash <text:s text:c="127"/></text:p>
      <text:p text:style-name="P3"><text:span text:style-name="T53">echo -</text:span><text:span text:style-name="T47">e </text:span><text:span text:style-name="T53">bonjour «</text:span><text:span text:style-name="T47">\n»</text:span><text:span text:style-name="T53"> tout le monde </text:span></text:p>
      <text:p text:style-name="P32"><text:soft-page-break/>4.4) <text:span text:style-name="T31">Pour créer un dossier bin dans le home directory, il faut d’abord se situer dans </text:span><text:span text:style-name="T32">l’</text:span><text:span text:style-name="T31">emplacement </text:span><text:span text:style-name="T32">home</text:span><text:span text:style-name="T31">. </text:span><text:span text:style-name="T32">Ensuite on crée le dossier bin, le script et on le rend exécutable.</text:span></text:p>
      <text:p text:style-name="P41"><text:span text:style-name="T56">cd <text:s text:c="43"/></text:span><text:s text:c="98"/></text:p>
      <text:p text:style-name="P41">mkdir bin <text:s text:c="121"/></text:p>
      <text:p text:style-name="P41">cd bin <text:s text:c="129"/></text:p>
      <text:p text:style-name="P41">touch script <text:s text:c="122"/></text:p>
      <text:p text:style-name="P41">chmod +x script <text:s text:c="111"/></text:p>
      <text:p text:style-name="Terminal">geany script <text:s text:c="112"/></text:p>
      <text:p text:style-name="P43">Ensuite on <text:span text:style-name="T57">entre</text:span> les commandes suivantes :</text:p>
      <text:p text:style-name="P42">#!/bin/bash <text:s text:c="119"/></text:p>
      <text:p text:style-name="Terminal">echo $PATH <text:s/></text:p>
      <text:p text:style-name="P44">le terminal nous retourne</text:p>
      <text:p text:style-name="P101">usr/local/sbin:/usr/local/bin:/usr/sbin:/usr/bin:/sbin:/bin <text:s text:c="50"/></text:p>
      <text:p text:style-name="P101"/>
      <text:p text:style-name="P46">réponse différente car manipulation faite sous Linux Kali</text:p>
      <text:p text:style-name="P45"/>
      <text:p text:style-name="P46">4.5) <text:span text:style-name="T35">Cette technique est utilisée afin d’invoquer un script avec n’importe quel interpréteur.</text:span></text:p>
      <text:p text:style-name="P103"/>
      <text:p text:style-name="P47"><text:span text:style-name="T55">S</text:span><text:span text:style-name="T54">CRIPT TP2</text:span></text:p>
      <text:p text:style-name="P104"/>
      <text:h text:style-name="P52" text:outline-level="1">1 Test </text:h>
      <text:p text:style-name="P83">IF</text:p>
      <text:p text:style-name="P87"><text:span text:style-name="T48">1) </text:span><text:span text:style-name="T49"><text:s/>If dans un script permet de créer </text:span><text:span text:style-name="T50">un algorithme : il correspond au «si» </text:span><text:span text:style-name="T51">ceci, faire cela</text:span><text:span text:style-name="T50">. </text:span><text:span text:style-name="T51">Il s’utilise dans le choix si, alors, sinon.</text:span></text:p>
      <text:p text:style-name="P91">2) Ce script permet de vérifier si une note a bien était saisie :</text:p>
      <text:p text:style-name="P53">#!/bin/bash</text:p>
      <text:p text:style-name="P53">echo ‘Merci de saisir une note’</text:p>
      <text:p text:style-name="P53">read note</text:p>
      <text:p text:style-name="P53">if [ $note ];</text:p>
      <text:p text:style-name="P53">then</text:p>
      <text:p text:style-name="P53"><text:tab/>echo $note</text:p>
      <text:p text:style-name="P53">else</text:p>
      <text:p text:style-name="P53"><text:tab/>echo ‘Merci de saisir une note’</text:p>
      <text:p text:style-name="P53">fi</text:p>
      <text:p text:style-name="P92"/>
      <text:p text:style-name="P92"><text:soft-page-break/></text:p>
      <text:p text:style-name="P92">3) Ce script permet de vérifier qu’une note a bien était saisie et si la note est comprise entre 0 et 20</text:p>
      <text:p text:style-name="P54">#!/bin/bash</text:p>
      <text:p text:style-name="P54">echo ‘Merci de saisir une note <text:span text:style-name="T70">entre 0 et 20</text:span>’</text:p>
      <text:p text:style-name="P54">read note</text:p>
      <text:p text:style-name="P64">if [ $note -ge 0 ] &amp;&amp; [ $note -le 20 ];</text:p>
      <text:p text:style-name="P64">then</text:p>
      <text:p text:style-name="P64"><text:tab/>echo «Note : $note»</text:p>
      <text:p text:style-name="P64">fi</text:p>
      <text:p text:style-name="P64">if [ $note -gt 20 ];</text:p>
      <text:p text:style-name="P64">then</text:p>
      <text:p text:style-name="P64"><text:tab/>echo «Note non comprise entre 0 et 20»</text:p>
      <text:p text:style-name="P64"><text:tab/>echo «Merci de saisir une note ≤ 20»</text:p>
      <text:p text:style-name="P64">fi</text:p>
      <text:p text:style-name="P64">if [ $note -lt 0 ];</text:p>
      <text:p text:style-name="P64">then</text:p>
      <text:p text:style-name="P65"><text:tab/>echo «Note non comprise entre 0 et 20»</text:p>
      <text:p text:style-name="P65"><text:tab/>echo «Merci de saisir une note <text:span text:style-name="T58">≥ 0</text:span>»</text:p>
      <text:p text:style-name="P67">fi</text:p>
      <text:p text:style-name="P84">Case</text:p>
      <text:p text:style-name="P89">1) <text:span text:style-name="T59">La commande </text:span><text:span text:style-name="T19">case</text:span><text:span text:style-name="T24"> permet d’effectuer des tests. Elle oriente la suite du programme en fonction d’un choix de différentes valeurs. Lorsque le nombre de choix est important la commande </text:span><text:span text:style-name="T19">case</text:span><text:span text:style-name="T24"> est plus appropriée que la commande </text:span><text:span text:style-name="T19">if</text:span><text:span text:style-name="T24">. </text:span><text:span text:style-name="T21">Elle permet de remplacer plusieurs </text:span><text:span text:style-name="T15">if</text:span></text:p>
      <text:p text:style-name="P93">2) Ce script permet de vérifier si nous sommes bien un Dalton</text:p>
      <text:p text:style-name="P55">#!/bin/bash</text:p>
      <text:p text:style-name="P67">read dalton</text:p>
      <text:p text:style-name="P67">case $dalton in</text:p>
      <text:p text:style-name="P67">«William») echo «Bonjour Monsieur Dalton»;;</text:p>
      <text:p text:style-name="P67">«Averell») echo «Bonjour Monsieur Dalton»;;</text:p>
      <text:p text:style-name="P67">«Jack») echo «Bonjour Monsieur Dalton»;;</text:p>
      <text:p text:style-name="P67">«Joe») echo «Bonjour Monsieur Dalton»;;</text:p>
      <text:p text:style-name="P67"><text:soft-page-break/>*) echo «Vous n’etes pas un Dalton»;;</text:p>
      <text:p text:style-name="P67">esac</text:p>
      <text:p text:style-name="P94">3) Même programme mais qui a été raccourci</text:p>
      <text:p text:style-name="P56">#!/bin/bash</text:p>
      <text:p text:style-name="P68">read dalton</text:p>
      <text:p text:style-name="P68">case $dalton in</text:p>
      <text:p text:style-name="P68">«William» <text:s/><text:span text:style-name="T60">| </text:span>«Averell» <text:span text:style-name="T60">| </text:span>«Jack» <text:span text:style-name="T60">| </text:span>«Joe»<text:span text:style-name="T60">) echo «Bonjour Monsieur Daloton»;;</text:span></text:p>
      <text:p text:style-name="P68">*) echo «Vous n’etes pas un Dalton»;;</text:p>
      <text:p text:style-name="P68">esac</text:p>
      <text:h text:style-name="P50" text:outline-level="1">2) Boucle</text:h>
      <text:p text:style-name="P85">FOR</text:p>
      <text:p text:style-name="P90">1) <text:span text:style-name="T61">La commande </text:span><text:span text:style-name="T20">for</text:span><text:span text:style-name="T25"> permet de parcourir une liste de valeur dans une boucle.</text:span></text:p>
      <text:p text:style-name="P95">2) Ce script permet de lister le contenu du répertoire personnel <text:span text:style-name="T62">(question faite sur machine virtuelle à la maison)</text:span></text:p>
      <text:p text:style-name="P57">#!/bin/bash</text:p>
      <text:p text:style-name="P70">for i in /<text:span text:style-name="T62">home/test</text:span> ; </text:p>
      <text:p text:style-name="P70">do</text:p>
      <text:p text:style-name="P69"><text:tab/>ls -l</text:p>
      <text:p text:style-name="P69">done</text:p>
      <text:p text:style-name="P95">3)</text:p>
      <text:p text:style-name="P96">4) <text:span text:style-name="T67">Ce script permet d’afficher la suite des puissances de 4 jusqu’à 4^10</text:span></text:p>
      <text:p text:style-name="P58">#!/bin/bash</text:p>
      <text:p text:style-name="P71">for <text:span text:style-name="T67">i in `seq 0 10`</text:span>; </text:p>
      <text:p text:style-name="P71">do</text:p>
      <text:p text:style-name="P71"><text:tab/><text:span text:style-name="T67">echo $((4**$i))</text:span></text:p>
      <text:p text:style-name="P71">done</text:p>
      <text:p text:style-name="P86">While</text:p>
      <text:p text:style-name="P97"><text:span text:style-name="T36">1) </text:span><text:span text:style-name="T63">La boucle</text:span><text:span text:style-name="T65"> </text:span><text:span text:style-name="Strong_20_Emphasis"><text:span text:style-name="T66">while </text:span></text:span><text:span text:style-name="T63">permet d'exécuter les commandes présentes entre le </text:span><text:span text:style-name="Strong_20_Emphasis"><text:span text:style-name="T66">do</text:span></text:span><text:span text:style-name="Strong_20_Emphasis"><text:span text:style-name="T64"> </text:span></text:span><text:span text:style-name="T63">et le </text:span><text:span text:style-name="Strong_20_Emphasis"><text:span text:style-name="T64">done </text:span></text:span><text:span text:style-name="T63">tant que la commande1 placée à droite du </text:span><text:span text:style-name="Strong_20_Emphasis"><text:span text:style-name="T64">while </text:span></text:span><text:span text:style-name="T63">retourne un code </text:span><text:span text:style-name="Strong_20_Emphasis"><text:span text:style-name="T64">vrai</text:span></text:span><text:span text:style-name="T63">.</text:span></text:p>
      <text:p text:style-name="P96"/>
      <text:p text:style-name="P96"><text:soft-page-break/>2) <text:span text:style-name="T68">Ce script permet d’afficher les 10 premières puissances de 2</text:span></text:p>
      <text:p text:style-name="P59">#!/bin/bash</text:p>
      <text:p text:style-name="P72">x=1</text:p>
      <text:p text:style-name="P72">y=0</text:p>
      <text:p text:style-name="P72">while ((y&lt;10));</text:p>
      <text:p text:style-name="P72">do</text:p>
      <text:p text:style-name="P72"><text:tab/>echo 2^$y=$x</text:p>
      <text:p text:style-name="P72"><text:tab/>((y+=1))</text:p>
      <text:p text:style-name="P72"><text:tab/>((x=2**y))</text:p>
      <text:p text:style-name="P72">done</text:p>
      <text:h text:style-name="P50" text:outline-level="1">3) Exercice</text:h>
      <text:p text:style-name="P88">1) <text:span text:style-name="T69">Ce script permet de demander à l’utilisateur de saisir une note entre 0 et 100</text:span></text:p>
      <text:p text:style-name="P60">#!/bin/bash</text:p>
      <text:p text:style-name="P60">echo ‘Merci de saisir une note <text:span text:style-name="T70">entre 0 et 100</text:span>’</text:p>
      <text:p text:style-name="P60">read note</text:p>
      <text:p text:style-name="P66">if [ $note -ge 0 ] &amp;&amp; [ $note -le <text:span text:style-name="T71">100</text:span> ];</text:p>
      <text:p text:style-name="P66">then</text:p>
      <text:p text:style-name="P66"><text:tab/>echo «Note : $note»</text:p>
      <text:p text:style-name="P66">fi</text:p>
      <text:p text:style-name="P66">if [ $note -gt <text:span text:style-name="T71">100</text:span> ];</text:p>
      <text:p text:style-name="P66">then</text:p>
      <text:p text:style-name="P66"><text:tab/>echo «Note non comprise entre 0 et <text:span text:style-name="T71">100</text:span>»</text:p>
      <text:p text:style-name="P66"><text:tab/>echo «Merci de saisir une note ≤ <text:span text:style-name="T71">100</text:span>»</text:p>
      <text:p text:style-name="P66">fi</text:p>
      <text:p text:style-name="P66">if [ $note -lt 0 ];</text:p>
      <text:p text:style-name="P66">then</text:p>
      <text:p text:style-name="P66"><text:tab/>echo «Note non comprise entre 0 et <text:span text:style-name="T71">100</text:span>»</text:p>
      <text:p text:style-name="P66"><text:tab/>echo «Merci de saisir une note <text:span text:style-name="T58">≥ 0</text:span>»</text:p>
      <text:p text:style-name="P73">fi</text:p>
      <text:p text:style-name="Text_20_body"/>
      <text:p text:style-name="P98"><text:soft-page-break/>2) <text:span text:style-name="T72">Ce script permet de générer un nombre aléatoirement compris entre 0 et 100</text:span></text:p>
      <text:p text:style-name="P61">#!/bin/bash</text:p>
      <text:p text:style-name="P74">ECHELLE=100</text:p>
      <text:p text:style-name="P74">nombre=$RANDOM</text:p>
      <text:p text:style-name="P74">let «nombre %= $ECHELLE»</text:p>
      <text:p text:style-name="P74"><text:tab/>echo «$nombre»</text:p>
      <text:p text:style-name="P99">3) <text:span text:style-name="T73">Ce script permet de dire si la note saisie est inférieure, supérieure ou égale au nombre aléatoire</text:span></text:p>
      <text:p text:style-name="P62">#!/bin/bash</text:p>
      <text:p text:style-name="P75">ECHELLE=100</text:p>
      <text:p text:style-name="P75">nombre=$RANDOM</text:p>
      <text:p text:style-name="P75">let «nombre %= $ECHELLE»</text:p>
      <text:p text:style-name="P77"><text:tab/>echo «Merci de saisir une note entre 0 et 100»</text:p>
      <text:p text:style-name="P77">read note</text:p>
      <text:p text:style-name="P77">if [ $note -lt $nombre ];</text:p>
      <text:p text:style-name="P77">then</text:p>
      <text:p text:style-name="P77"><text:tab/>echo «note inferieur<text:span text:style-name="T74">e</text:span> au nombre aleatoire»</text:p>
      <text:p text:style-name="P77">fi</text:p>
      <text:p text:style-name="P77">if [ $note -gt $nombre ];</text:p>
      <text:p text:style-name="P77">then</text:p>
      <text:p text:style-name="P77"><text:tab/>echo «note superieur<text:span text:style-name="T74">e</text:span> au nombre aleatoire»</text:p>
      <text:p text:style-name="P77">fi </text:p>
      <text:p text:style-name="P77">if [ $note -eq $nombre ];</text:p>
      <text:p text:style-name="P77">then</text:p>
      <text:p text:style-name="P77"><text:tab/>echo «note egale au nombre aleatoire»</text:p>
      <text:p text:style-name="P77">fi</text:p>
      <text:p text:style-name="P100"/>
      <text:p text:style-name="P100"/>
      <text:p text:style-name="P100"/>
      <text:p text:style-name="P100"/>
      <text:p text:style-name="P100"/>
      <text:p text:style-name="P100"><text:soft-page-break/>4) <text:span text:style-name="T74">Ce script demande à l’utilisateur de saisir un nombre jusqu’à ce qu’il trouve la bonne réponse</text:span></text:p>
      <text:p text:style-name="P63">#!/bin/bash</text:p>
      <text:p text:style-name="P76">ECHELLE=100</text:p>
      <text:p text:style-name="P76">nombre=$RANDOM</text:p>
      <text:p text:style-name="P76">let «nombre %= $ECHELLE»</text:p>
      <text:p text:style-name="P76"><text:tab/><text:span text:style-name="T74">echo «Merci de saisir une note entre 0 et 100»</text:span></text:p>
      <text:p text:style-name="P79">read note</text:p>
      <text:p text:style-name="P79">while [ $note -lt $nombre ] || [ $note -gt $nombre ];</text:p>
      <text:p text:style-name="P79">do</text:p>
      <text:p text:style-name="P79">read note</text:p>
      <text:p text:style-name="P78">if [ $note -lt $nombre ];</text:p>
      <text:p text:style-name="P78">then</text:p>
      <text:p text:style-name="P78"><text:tab/>echo «note inferieur<text:span text:style-name="T74">e</text:span> au nombre aleatoire»</text:p>
      <text:p text:style-name="P78">fi</text:p>
      <text:p text:style-name="P78">if [ $note -gt $nombre ];</text:p>
      <text:p text:style-name="P78">then</text:p>
      <text:p text:style-name="P78"><text:tab/>echo «note superieur<text:span text:style-name="T74">e</text:span> au nombre aleatoire»</text:p>
      <text:p text:style-name="P78">fi </text:p>
      <text:p text:style-name="P80">done</text:p>
      <text:p text:style-name="P80"><text:tab/>echo «Felicitation»</text:p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next-style-name="Terminal" style:class="text">
      <loext:graphic-properties draw:fill-image-width="0cm" draw:fill-image-height="0cm"/>
      <style:paragraph-properties fo:margin-top="0cm" fo:margin-bottom="0.247cm" loext:contextual-spacing="false" fo:line-height="12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/>
      <style:text-properties fo:color="#000000" style:text-underline-style="none" officeooo:rsid="001636a0" fo:background-color="#ffffff"/>
    </style:style>
    <style:style style:name="Terminal" style:family="paragraph" style:parent-style-name="Text_20_body">
      <loext:graphic-properties draw:fill="solid" draw:fill-color="#000000"/>
      <style:paragraph-properties fo:background-color="#000000"/>
      <style:text-properties style:font-name="Courier 10 Pitch" fo:font-family="'Courier 10 Pitch'" style:font-style-name="Normal" style:font-pitch="fixed" fo:font-size="10pt" style:text-underline-style="none" officeooo:rsid="0019a7e9" fo:background-color="transparent" style:font-size-asian="10.5pt"/>
    </style:style>
    <style:style style:name="Console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 style:shadow="none"/>
      <style:text-properties fo:color="#ffffff" style:font-name="Courier 10 Pitch" fo:font-family="'Courier 10 Pitch'" style:font-style-name="Normal" style:font-pitch="fixed" fo:font-size="10pt" fo:background-color="#000000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/>
      <style:text-properties fo:font-size="9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5fa6" officeooo:paragraph-rsid="0038a3d4"/>
    </style:style>
    <style:style style:name="MP2" style:family="paragraph" style:parent-style-name="Footer">
      <style:text-properties officeooo:rsid="00125fa6" officeooo:paragraph-rsid="00125fa6"/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38a3d4"/>
    </style:style>
    <style:style style:name="MT3" style:family="text"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MT4" style:family="text">
      <style:text-properties fo:color="#ff0000" fo:font-size="20pt" style:text-underline-style="solid" style:text-underline-width="auto" style:text-underline-color="font-color" fo:font-weight="bold" officeooo:rsid="003d4b6e" style:font-size-asian="20pt" style:font-weight-asian="bold" style:font-size-complex="20pt" style:font-weight-complex="bold"/>
    </style:style>
    <style:style style:name="MT5" style:family="text">
      <style:text-properties fo:color="#ff0000" fo:font-size="20pt" style:text-underline-style="solid" style:text-underline-width="auto" style:text-underline-color="font-color" fo:font-weight="bold" officeooo:rsid="003f33a3" style:font-size-asian="20pt" style:font-weight-asian="bold" style:font-size-complex="20pt" style:font-weight-complex="bold"/>
    </style:style>
    <style:style style:name="MT6" style:family="text">
      <style:text-properties fo:color="#ff0000" fo:font-size="20pt" style:text-underline-style="solid" style:text-underline-width="auto" style:text-underline-color="font-color" fo:font-weight="bold" officeooo:rsid="0025083d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<text:tab/><text:tab/></text:span><text:span text:style-name="MT2">RT1</text:span></text:p>
        <text:p text:style-name="MP1"><text:span text:style-name="MT2">Samuel</text:span><text:tab/><text:span text:style-name="MT3">TP</text:span><text:span text:style-name="MT4">1</text:span><text:span text:style-name="MT5">&amp;2 Script</text:span><text:span text:style-name="MT6"> M1105</text:span></text:p>
      </style:header>
      <style:footer>
        <text:p text:style-name="MP2"><text:date style:data-style-name="N37" text:date-value="2018-09-25T17:08:35.179897332" text:fixed="true">25/09/18</text:date><text:tab/><text:page-number text:select-page="current">8</text:page-number>/<text:page-count>10</text:page-count><text:tab/><text:date style:data-style-name="N37" text:date-value="2018-11-03T23:51:12.438999870">03/11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19:06.953483179</meta:creation-date>
    <dc:date>2018-11-03T23:51:11.373000000</dc:date>
    <meta:editing-duration>P1DT3H33M5S</meta:editing-duration>
    <meta:editing-cycles>27</meta:editing-cycles>
    <meta:generator>LibreOffice/6.0.6.2$Windows_X86_64 LibreOffice_project/0c292870b25a325b5ed35f6b45599d2ea4458e77</meta:generator>
    <meta:document-statistic meta:table-count="0" meta:image-count="0" meta:object-count="0" meta:page-count="10" meta:paragraph-count="262" meta:word-count="1408" meta:character-count="9036" meta:non-whitespace-character-count="6809"/>
  </office:meta>
</office:document-meta>
</file>